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ructure of modules</text:p>
      <text:p text:style-name="Standard"/>
      <text:p text:style-name="Standard"/>
      <text:p text:style-name="P4">External module (before the login)</text:p>
      <text:p text:style-name="Standard"/>
      <text:list xml:id="list1161664648" text:style-name="L1">
        <text:list-item>
          <text:p text:style-name="P1">start-page</text:p>
          <text:list>
            <text:list-item>
              <text:p text:style-name="P1">register</text:p>
            </text:list-item>
            <text:list-item>
              <text:p text:style-name="P1">login (JavaScript overlay)</text:p>
            </text:list-item>
            <text:list-item>
              <text:p text:style-name="P1">project information about t<text:span text:style-name="T1">eamRace</text:span></text:p>
            </text:list-item>
          </text:list>
        </text:list-item>
      </text:list>
      <text:p text:style-name="Standard"><text:span text:style-name="T1"/></text:p>
      <text:list xml:id="list1631359045" text:continue-numbering="true" text:style-name="L1">
        <text:list-item>
          <text:p text:style-name="P1">register</text:p>
          <text:list>
            <text:list-item>
              <text:p text:style-name="P1">email</text:p>
            </text:list-item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password</text:p>
            </text:list-item>
            <text:list-item>
              <text:p text:style-name="P1">profile picture (not mandatory)</text:p>
            </text:list-item>
          </text:list>
        </text:list-item>
      </text:list>
      <text:p text:style-name="Standard"/>
      <text:list xml:id="list528363898" text:continue-numbering="true" text:style-name="L1">
        <text:list-item>
          <text:p text:style-name="P1">project information</text:p>
          <text:list>
            <text:list-item>
              <text:p text:style-name="P1">about</text:p>
            </text:list-item>
            <text:list-item>
              <text:p text:style-name="P1">idea</text:p>
            </text:list-item>
          </text:list>
        </text:list-item>
      </text:list>
      <text:p text:style-name="Standard"/>
      <text:p text:style-name="P6">Internal module (after the login)</text:p>
      <text:p text:style-name="P2"/>
      <text:p text:style-name="P2">All Roles (every user)</text:p>
      <text:p text:style-name="P3"/>
      <text:list xml:id="list76226328" text:continue-numbering="true" text:style-name="L1">
        <text:list-item>
          <text:p text:style-name="P1">start-page</text:p>
          <text:list>
            <text:list-item>
              <text:p text:style-name="P1">create teamrace</text:p>
            </text:list-item>
            <text:list-item>
              <text:p text:style-name="P1">teamrace invitations</text:p>
            </text:list-item>
            <text:list-item>
              <text:p text:style-name="P1">teamraces he is member of</text:p>
            </text:list-item>
            <text:list-item>
              <text:p text:style-name="P1">edit profile</text:p>
            </text:list-item>
            <text:list-item>
              <text:p text:style-name="P1">search</text:p>
            </text:list-item>
          </text:list>
        </text:list-item>
      </text:list>
      <text:p text:style-name="Standard"/>
      <text:list xml:id="list2128577961" text:continue-numbering="true" text:style-name="L1">
        <text:list-item>
          <text:p text:style-name="P1">edit profile</text:p>
          <text:list>
            <text:list-item>
              <text:p text:style-name="P1">change password</text:p>
            </text:list-item>
            <text:list-item>
              <text:p text:style-name="P1">upload new profile picture</text:p>
            </text:list-item>
            <text:list-item>
              <text:p text:style-name="P1">edit personal information</text:p>
            </text:list-item>
          </text:list>
        </text:list-item>
      </text:list>
      <text:p text:style-name="Standard"/>
      <text:list xml:id="list624991846" text:continue-numbering="true" text:style-name="L1">
        <text:list-item>
          <text:p text:style-name="P1">search</text:p>
          <text:list>
            <text:list-item>
              <text:p text:style-name="P1">users</text:p>
            </text:list-item>
            <text:list-item>
              <text:p text:style-name="P1">teamRaces</text:p>
            </text:list-item>
          </text:list>
        </text:list-item>
      </text:list>
      <text:p text:style-name="Standard"/>
      <text:list xml:id="list1821899166" text:continue-numbering="true" text:style-name="L1">
        <text:list-item>
          <text:p text:style-name="P1">show foreign profile</text:p>
          <text:list>
            <text:list-item>
              <text:p text:style-name="P1">name</text:p>
            </text:list-item>
            <text:list-item>
              <text:p text:style-name="P1">picture</text:p>
            </text:list-item>
            <text:list-item>
              <text:p text:style-name="P1">personal information</text:p>
            </text:list-item>
            <text:list-item>
              <text:p text:style-name="P1">teamraces (role)</text:p>
            </text:list-item>
          </text:list>
        </text:list-item>
      </text:list>
      <text:p text:style-name="Standard"/>
      <text:list xml:id="list2005325866" text:continue-numbering="true" text:style-name="L1">
        <text:list-item>
          <text:p text:style-name="P1">teamRace start-page</text:p>
          <text:list>
            <text:list-item>
              <text:p text:style-name="P1">name, description, picture</text:p>
            </text:list-item>
            <text:list-item>
              <text:p text:style-name="P1"><text:soft-page-break/>members &amp; roles (only visible for members)</text:p>
            </text:list-item>
            <text:list-item>
              <text:p text:style-name="P1">competitions</text:p>
            </text:list-item>
            <text:list-item>
              <text:p text:style-name="P1">results &amp; standings (only visible for members)</text:p>
            </text:list-item>
          </text:list>
        </text:list-item>
      </text:list>
      <text:p text:style-name="Standard"/>
      <text:list xml:id="list1219422364" text:continue-numbering="true" text:style-name="L1">
        <text:list-item>
          <text:p text:style-name="P1">messages</text:p>
        </text:list-item>
      </text:list>
      <text:p text:style-name="Standard"/>
      <text:p text:style-name="Standard"/>
      <text:p text:style-name="P2">Role: Teamrace administrator</text:p>
      <text:p text:style-name="Standard"/>
      <text:list xml:id="list1796444404" text:continue-numbering="true" text:style-name="L1">
        <text:list-item>
          <text:p text:style-name="P1">create new / edit teamrace </text:p>
          <text:list>
            <text:list-item>
              <text:p text:style-name="P1">race-name (must be unique from the creator)</text:p>
            </text:list-item>
            <text:list-item>
              <text:p text:style-name="P1">description</text:p>
            </text:list-item>
            <text:list-item>
              <text:p text:style-name="P1">picture</text:p>
            </text:list-item>
            <text:list-item>
              <text:p text:style-name="P1">members</text:p>
              <text:list>
                <text:list-item>
                  <text:p text:style-name="P1">invite players</text:p>
                </text:list-item>
                <text:list-item>
                  <text:p text:style-name="P1">exclude players</text:p>
                </text:list-item>
                <text:list-item>
                  <text:p text:style-name="P1">invite leaders</text:p>
                </text:list-item>
                <text:list-item>
                  <text:p text:style-name="P1">exclude leaders</text:p>
                </text:list-item>
              </text:list>
            </text:list-item>
            <text:list-item>
              <text:p text:style-name="P1">edit competitions</text:p>
              <text:list>
                <text:list-item>
                  <text:p text:style-name="P1">add competitions</text:p>
                </text:list-item>
                <text:list-item>
                  <text:p text:style-name="P1">delete competitions</text:p>
                </text:list-item>
              </text:list>
            </text:list-item>
            <text:list-item>
              <text:p text:style-name="P1">edit teams (maybe only team-leaders should be able to edit their team?)</text:p>
              <text:list>
                <text:list-item>
                  <text:p text:style-name="P1">create team</text:p>
                </text:list-item>
                <text:list-item>
                  <text:p text:style-name="P1">delete team</text:p>
                </text:list-item>
                <text:list-item>
                  <text:p text:style-name="P1">edit team</text:p>
                  <text:list>
                    <text:list-item>
                      <text:p text:style-name="P1">invite player</text:p>
                    </text:list-item>
                    <text:list-item>
                      <text:p text:style-name="P1">exclude play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Role: TeamRace player</text:p>
      <text:p text:style-name="Standard"/>
      <text:list xml:id="list871327762"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ala </meta:initial-creator>
    <meta:creation-date>2013-08-15T20:42:22</meta:creation-date>
    <dc:date>2013-10-12T16:52:05</dc:date>
    <dc:creator>Koala </dc:creator>
    <meta:editing-duration>PT1H17M4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61" meta:word-count="210" meta:character-count="1130" meta:non-whitespace-character-count="1035"/>
  </office:meta>
</office:document-meta>
</file>